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e97" officeooo:paragraph-rsid="0016ce97"/>
    </style:style>
    <style:style style:name="T1" style:family="text">
      <style:text-properties officeooo:rsid="00185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espuestas Ejercicios Obligatorios Unidad 3:</text:p>
      <text:p text:style-name="P1"/>
      <text:p text:style-name="P1">1- La opción correcta es la b.</text:p>
      <text:p text:style-name="P1"/>
      <text:p text:style-name="P1"/>
      <text:p text:style-name="P1">2- La diferencia es que el <text:span text:style-name="T1">Método</text:span> Humanos() es un <text:span text:style-name="T1">método</text:span> constructor y por eso no se le establece un retorno y se inicializan los atributos de la clase Humanos. Por otro lado el <text:span text:style-name="T1">método</text:span> comoTeLLamas() es un <text:span text:style-name="T1">método</text:span> que retorna un String por eso se le establece un tipo de retorno, en este caso un String.</text:p>
      <text:p text:style-name="P1"/>
      <text:p text:style-name="P1">3,<text:span text:style-name="T1">4,5 – codi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15:20.855113559</meta:creation-date>
    <dc:date>2018-11-09T21:38:28.585653328</dc:date>
    <meta:editing-duration>PT1H12M57S</meta:editing-duration>
    <meta:editing-cycles>1</meta:editing-cycles>
    <meta:document-statistic meta:table-count="0" meta:image-count="0" meta:object-count="0" meta:page-count="1" meta:paragraph-count="4" meta:word-count="71" meta:character-count="391" meta:non-whitespace-character-count="323"/>
    <meta:generator>LibreOffice/6.0.6.2$Linux_X86_64 LibreOffice_project/00m0$Build-2</meta:generator>
  </office:meta>
</office:document-meta>
</file>